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972in" fo:line-height="120%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tyle="italic" style:font-style-asian="italic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4" style:parent-style-name="Normal" style:family="paragraph">
      <style:paragraph-properties fo:margin-bottom="0.0972in" fo:line-height="120%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7" style:parent-style-name="Normal" style:list-style-name="LFO1" style:family="paragraph">
      <style:paragraph-properties fo:line-height="120%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tyle="italic" style:font-style-asian="italic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2" style:parent-style-name="Normal" style:list-style-name="LFO1" style:family="paragraph">
      <style:paragraph-properties fo:margin-bottom="0.0972in" fo:line-height="120%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tyle="italic" style:font-style-asian="italic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style:text-position="sub 66.6%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8" style:parent-style-name="Normal" style:family="paragraph">
      <style:paragraph-properties fo:margin-bottom="0.0972in" fo:line-height="120%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2" style:family="table-column">
      <style:table-column-properties style:column-width="3.0687in" style:use-optimal-column-width="false"/>
    </style:style>
    <style:style style:name="TableColumn33" style:family="table-column">
      <style:table-column-properties style:column-width="3.8562in" style:use-optimal-column-width="false"/>
    </style:style>
    <style:style style:name="Table31" style:family="table">
      <style:table-properties style:width="6.925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38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1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6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1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7" style:family="table-cell">
      <style:table-cell-properties fo:border="0.0034in solid #000000" fo:background-color="#FFFFFF" style:writing-mode="lr-tb" fo:padding-top="0in" fo:padding-left="0.0194in" fo:padding-bottom="0in" fo:padding-right="0.0194in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80" style:parent-style-name="Normal" style:family="paragraph">
      <style:paragraph-properties fo:margin-bottom="0.0972in" fo:line-height="120%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88" style:parent-style-name="Normal" style:family="paragraph">
      <style:paragraph-properties fo:margin-bottom="0.0972in" fo:line-height="120%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90" style:parent-style-name="Normal" style:family="paragraph">
      <style:paragraph-properties fo:margin-bottom="0.0972in" fo:line-height="120%"/>
    </style:style>
    <style:style style:name="T91" style:parent-style-name="DefaultParagraphFont" style:family="text">
      <style:text-properties style:font-name="Liberation Mono" style:font-name-asian="Liberation Mono" style:font-name-complex="Liberation Mono"/>
    </style:style>
    <style:style style:name="T92" style:parent-style-name="DefaultParagraphFont" style:family="text">
      <style:text-properties style:font-name="Liberation Mono" style:font-name-asian="Liberation Mono" style:font-name-complex="Liberation Mono"/>
    </style:style>
    <style:style style:name="T93" style:parent-style-name="DefaultParagraphFont" style:family="text">
      <style:text-properties style:font-name="Liberation Mono" style:font-name-asian="Liberation Mono" style:font-name-complex="Liberation Mono"/>
    </style:style>
    <style:style style:name="T94" style:parent-style-name="DefaultParagraphFont" style:family="text">
      <style:text-properties style:font-name="Liberation Mono" style:font-name-asian="Liberation Mono" style:font-name-complex="Liberation Mono"/>
    </style:style>
    <style:style style:name="T95" style:parent-style-name="DefaultParagraphFont" style:family="text">
      <style:text-properties style:font-name="Liberation Mono" style:font-name-asian="Liberation Mono" style:font-name-complex="Liberation Mono"/>
    </style:style>
    <style:style style:name="T96" style:parent-style-name="DefaultParagraphFont" style:family="text">
      <style:text-properties style:font-name="Liberation Mono" style:font-name-asian="Liberation Mono" style:font-name-complex="Liberation Mono"/>
    </style:style>
    <style:style style:name="T97" style:parent-style-name="DefaultParagraphFont" style:family="text">
      <style:text-properties style:font-name="Liberation Mono" style:font-name-asian="Liberation Mono" style:font-name-complex="Liberation Mono"/>
    </style:style>
    <style:style style:name="T98" style:parent-style-name="DefaultParagraphFont" style:family="text">
      <style:text-properties style:font-name="Liberation Mono" style:font-name-asian="Liberation Mono" style:font-name-complex="Liberation Mono"/>
    </style:style>
    <style:style style:name="T99" style:parent-style-name="DefaultParagraphFont" style:family="text">
      <style:text-properties style:font-name="Liberation Mono" style:font-name-asian="Liberation Mono" style:font-name-complex="Liberation Mono"/>
    </style:style>
    <style:style style:name="T100" style:parent-style-name="DefaultParagraphFont" style:family="text">
      <style:text-properties style:font-name="Liberation Mono" style:font-name-asian="Liberation Mono" style:font-name-complex="Liberation Mono"/>
    </style:style>
    <style:style style:name="T101" style:parent-style-name="DefaultParagraphFont" style:family="text">
      <style:text-properties style:font-name="Liberation Mono" style:font-name-asian="Liberation Mono" style:font-name-complex="Liberation Mono" style:text-position="sub 63.6%"/>
    </style:style>
    <style:style style:name="T102" style:parent-style-name="DefaultParagraphFont" style:family="text">
      <style:text-properties style:font-name="Liberation Mono" style:font-name-asian="Liberation Mono" style:font-name-complex="Liberation Mono"/>
    </style:style>
    <style:style style:name="T103" style:parent-style-name="DefaultParagraphFont" style:family="text">
      <style:text-properties style:font-name="Liberation Mono" style:font-name-asian="Liberation Mono" style:font-name-complex="Liberation Mono"/>
    </style:style>
    <style:style style:name="P104" style:parent-style-name="Normal" style:family="paragraph">
      <style:paragraph-properties fo:margin-bottom="0.1965in"/>
    </style:style>
    <style:style style:name="T105" style:parent-style-name="DefaultParagraphFont" style:family="text">
      <style:text-properties style:font-name="Liberation Mono" style:font-name-asian="Liberation Mono" style:font-name-complex="Liberation Mono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erequisite –<text:s/></text:span><text:a xlink:href="https://www.geeksforgeeks.org/computer-organization-hardwired-vs-micro-programmed-control-unit/" office:target-frame-name="_top" xlink:show="replace"><text:span text:style-name="T3">Hardwired v/s Micro-programmed Control Unit</text:span></text:a><text:span text:style-name="T4"><text:line-break/></text:span><text:span text:style-name="T5">Basically,<text:s/></text:span><text:span text:style-name="T6">control unit (CU)</text:span><text:span text:style-name="T7"><text:s/>is the engine that runs the entire functions of a<text:s/></text:span><text:span text:style-name="T8">computer with the help of control signals in the proper sequence. In the<text:s/></text:span><text:span text:style-name="T9">micro-programmed</text:span><text:span text:style-name="T10"><text:s/>control unit approach, the control signals that are associated with the operations are stored in special memory units. It is convenient to think of sets of control si</text:span><text:span text:style-name="T11">gnals that cause specific micro-operations to occur as being “microinstructions”. The sequences of microinstructions could be stored in an internal “</text:span><text:span text:style-name="T12">control</text:span><text:span text:style-name="T13">” memory.</text:span></text:p>
      <text:p text:style-name="P14"><text:span text:style-name="T15">Micro-programmed control unit can be classified into two types based on the type of Contro</text:span><text:span text:style-name="T16">l Word stored in the Control Memory, viz., Horizontal micro-programmed control unit and Vertical micro-programmed control unit.</text:span></text:p>
      <text:list text:style-name="LFO1" text:continue-numbering="true">
        <text:list-item>
          <text:p text:style-name="P17"><text:span text:style-name="T18">In<text:s/></text:span><text:span text:style-name="T19">Horizontal micro-programmed</text:span><text:span text:style-name="T20"><text:s/>control unit, the control signals are represented in the decoded binary format, i.e., 1 bit/CS.<text:s/></text:span><text:span text:style-name="T21">Here ‘n’ control signals require n bit encoding. On the other hand.</text:span></text:p>
        </text:list-item>
        <text:list-item>
          <text:p text:style-name="P22"><text:span text:style-name="T23">In<text:s/></text:span><text:span text:style-name="T24">Vertical micro-programmed</text:span><text:span text:style-name="T25"><text:s/>control unit, the control signals are represented in the encoded binary format. Here ‘n’ control signals require log</text:span><text:span text:style-name="T26">2</text:span><text:span text:style-name="T27">n bit encoding.</text:span></text:p>
        </text:list-item>
      </text:list>
      <text:p text:style-name="P28"><text:span text:style-name="T29">Comparison between Horiz</text:span><text:span text:style-name="T30">ontal micro-programmed control unit and Vertical micro-programmed control unit: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Horizontal µ-programmed CU</text:span></text:p>
          </table:table-cell>
          <table:table-cell table:style-name="TableCell38">
            <text:p text:style-name="P39"><text:span text:style-name="T40">Vertical µ-programmed CU</text:span></text:p>
          </table:table-cell>
        </table:table-row>
        <table:table-row table:style-name="TableRow41">
          <table:table-cell table:style-name="TableCell42">
            <text:p text:style-name="Normal"><text:span text:style-name="T43">It supports longer control word.</text:span></text:p>
          </table:table-cell>
          <table:table-cell table:style-name="TableCell44">
            <text:p text:style-name="Normal"><text:span text:style-name="T45">It supports shorter control word.</text:span></text:p>
          </table:table-cell>
        </table:table-row>
        <table:table-row table:style-name="TableRow46">
          <table:table-cell table:style-name="TableCell47">
            <text:p text:style-name="Normal"><text:span text:style-name="T48">It allows higher degree of parallelism. If degree is n,</text:span><text:span text:style-name="T49"><text:s/>then n Control Signals are enabled at a time.</text:span></text:p>
          </table:table-cell>
          <table:table-cell table:style-name="TableCell50">
            <text:p text:style-name="Normal"><text:span text:style-name="T51">It allows low degree of parallelism i.e., degree of parallelism is either 0 or 1.</text:span></text:p>
          </table:table-cell>
        </table:table-row>
        <table:table-row table:style-name="TableRow52">
          <table:table-cell table:style-name="TableCell53">
            <text:p text:style-name="Normal"><text:span text:style-name="T54">No additional hardware is required.</text:span></text:p>
          </table:table-cell>
          <table:table-cell table:style-name="TableCell55">
            <text:p text:style-name="Normal"><text:span text:style-name="T56">Additional hardware in the form of decoders are required to generate control signals.</text:span></text:p>
          </table:table-cell>
        </table:table-row>
        <table:table-row table:style-name="TableRow57">
          <table:table-cell table:style-name="TableCell58">
            <text:p text:style-name="Normal"><text:span text:style-name="T59">It<text:s/></text:span><text:span text:style-name="T60">is faster than Vertical micro-programmed control unit.</text:span></text:p>
          </table:table-cell>
          <table:table-cell table:style-name="TableCell61">
            <text:p text:style-name="Normal"><text:span text:style-name="T62">it is slower than Horizontal micro-programmed control unit.</text:span></text:p>
          </table:table-cell>
        </table:table-row>
        <table:table-row table:style-name="TableRow63">
          <table:table-cell table:style-name="TableCell64">
            <text:p text:style-name="Normal"><text:span text:style-name="T65">It is less flexible than Vertical micro-programmed control unit.</text:span></text:p>
          </table:table-cell>
          <table:table-cell table:style-name="TableCell66">
            <text:p text:style-name="Normal"><text:span text:style-name="T67">It is more flexible than Horizontal micro-programmed control unit.</text:span></text:p>
          </table:table-cell>
        </table:table-row>
        <table:table-row table:style-name="TableRow68">
          <table:table-cell table:style-name="TableCell69">
            <text:p text:style-name="Normal"><text:span text:style-name="T70">Horizontal micro-programmed control unit uses horizontal microinstruction, where every bit in the control field attaches to a control line.</text:span></text:p>
          </table:table-cell>
          <table:table-cell table:style-name="TableCell71">
            <text:p text:style-name="Normal"><text:span text:style-name="T72">Vertical micro-programmed control unit uses vertical microinstruction, where a code is used for each action to be pe</text:span><text:span text:style-name="T73">rformedand thedecoder translates this code into individual control signals.</text:span></text:p>
          </table:table-cell>
        </table:table-row>
        <table:table-row table:style-name="TableRow74">
          <table:table-cell table:style-name="TableCell75">
            <text:p text:style-name="Normal"><text:span text:style-name="T76">Horizontal micro-programmed control unit makes less use of ROM encoding than vertical micro-programmed control unit.</text:span></text:p>
          </table:table-cell>
          <table:table-cell table:style-name="TableCell77">
            <text:p text:style-name="Normal"><text:span text:style-name="T78">Vertical micro-programmed control unit makes more use of ROM e</text:span><text:span text:style-name="T79">ncoding to reduce the length of the control word.</text:span></text:p>
          </table:table-cell>
        </table:table-row>
      </table:table>
      <text:p text:style-name="P80"><text:span text:style-name="T81">Example:<text:s/></text:span><text:span text:style-name="T82">Consider a hypothetical Control Unit which supports 4 k words. The Hardware contains 64 control signals and 16 Flags. What is the size of control word used in bits and control memory in byte using</text:span><text:span text:style-name="T83">:</text:span><text:span text:style-name="T84"><text:line-break/></text:span><text:span text:style-name="T85">a) Horizontal Programming</text:span><text:span text:style-name="T86"><text:line-break/></text:span><text:span text:style-name="T87">b) Vertical programming</text:span></text:p>
      <text:p text:style-name="P88"><text:span text:style-name="T89">Solution:</text:span></text:p>
      <text:p text:style-name="P90"><draw:frame draw:z-index="251658240" draw:id="id0" draw:style-name="a0" draw:name="Picture 1" text:anchor-type="as-char" svg:x="0in" svg:y="0in" svg:width="5.4375in" svg:height="2.6979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text:span text:style-name="T91">a)<text:s/></text:span><text:span text:style-name="T92">For Horizontal</text:span></text:p>
      <text:p text:style-name="Normal"/>
      <text:p text:style-name="Normal"><text:span text:style-name="T93">64 bits for 64 signals</text:span></text:p>
      <text:p text:style-name="Normal"><text:span text:style-name="T94">Control Word Size = 4 + 64 + 12 = 80 bits</text:span></text:p>
      <text:p text:style-name="Normal"/>
      <text:p text:style-name="Normal"><text:span text:style-name="T95">Control Memory = 4 kW = ( (4* 80) / 8 ) = 40 kByte</text:span></text:p>
      <text:p text:style-name="Normal"/>
      <text:p text:style-name="Normal"/>
      <text:p text:style-name="Normal"><text:span text:style-name="T96">a)<text:s/></text:span><text:span text:style-name="T97">For Vertical</text:span></text:p>
      <text:p text:style-name="Normal"><text:span text:style-name="T98">6</text:span><text:span text:style-name="T99"><text:s/>bits for<text:s/></text:span><text:span text:style-name="T100">64 signals i.e log</text:span><text:span text:style-name="T101">2</text:span><text:span text:style-name="T102">64</text:span></text:p>
      <text:p text:style-name="Normal"/>
      <text:p text:style-name="Normal"><text:span text:style-name="T103">Control Word Size = 4 + 6 + 12 = 22 bits</text:span></text:p>
      <text:p text:style-name="Normal"/>
      <text:p text:style-name="P104"><text:span text:style-name="T105">Control Memory = 4 kW = ( (4* 22) / 8 ) = 11 kByt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vidya Krishnakumar</dc:creator>
    <meta:creation-date>2019-05-10T17:22:00Z</meta:creation-date>
    <dc:date>2019-05-10T17:33:00Z</dc:date>
    <meta:template xlink:href="Normal" xlink:type="simple"/>
    <meta:editing-cycles>2</meta:editing-cycles>
    <meta:editing-duration>PT660S</meta:editing-duration>
    <meta:document-statistic meta:page-count="2" meta:paragraph-count="6" meta:word-count="473" meta:character-count="3166" meta:row-count="22" meta:non-whitespace-character-count="2699"/>
  </office:meta>
</office:document-meta>
</file>